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16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2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2cm"/>
    </style:style>
    <style:style style:name="gr5" style:family="graphic" style:parent-style-name="standard">
      <style:graphic-properties draw:stroke="none" draw:textarea-horizontal-align="justify" draw:textarea-vertical-align="middle" draw:auto-grow-height="false" fo:min-height="1.25cm" fo:min-width="2cm"/>
    </style:style>
    <style:style style:name="gr6" style:family="graphic" style:parent-style-name="standard">
      <style:graphic-properties draw:fill-color="#99ff66" draw:textarea-horizontal-align="justify" draw:textarea-vertical-align="middle" draw:auto-grow-height="false" fo:min-height="1.25cm" fo:min-width="2cm"/>
    </style:style>
    <style:style style:name="gr7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8" style:family="graphic" style:parent-style-name="standard">
      <style:graphic-properties draw:fill-color="#ffff66" draw:textarea-horizontal-align="justify" draw:textarea-vertical-align="middle" draw:auto-grow-height="false" fo:min-height="1.25cm" fo:min-width="2cm"/>
    </style:style>
    <style:style style:name="gr9" style:family="graphic" style:parent-style-name="standard">
      <style:graphic-properties draw:fill-color="#66ffff" draw:textarea-horizontal-align="justify" draw:textarea-vertical-align="middle" draw:auto-grow-height="false" fo:min-height="1.25cm" fo:min-width="2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25cm" fo:min-width="2cm"/>
    </style:style>
    <style:style style:name="gr11" style:family="graphic" style:parent-style-name="standard">
      <style:graphic-properties draw:fill-color="#66ffff" draw:textarea-horizontal-align="justify" draw:textarea-vertical-align="middle" draw:auto-grow-height="false"/>
    </style:style>
    <style:style style:name="P1" style:family="paragraph">
      <style:paragraph-properties fo:line-height="150%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11pt" style:font-size-asian="12pt" style:font-size-complex="12pt"/>
    </style:style>
    <style:style style:name="P6" style:family="paragraph">
      <style:paragraph-properties fo:text-align="center"/>
      <style:text-properties fo:font-size="11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ans" fo:font-size="11pt" style:letter-kerning="true" style:font-name-asian="WenQuanYi Micro Hei" style:font-size-asian="12pt" style:font-name-complex="Lohit Hindi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39cm" svg:height="1.266cm" svg:x="6.715cm" svg:y="1.385cm">
          <draw:text-box>
            <text:p text:style-name="P1">Horari Paulino Posada</text:p>
          </draw:text-box>
        </draw:frame>
        <draw:custom-shape draw:style-name="gr2" draw:text-style-name="P3" draw:layer="layout" svg:width="2.5cm" svg:height="1.5cm" svg:x="1.193cm" svg:y="4.428cm">
          <text:p text:style-name="P2"><text:span text:style-name="T1">08:00</text:span></text:p>
          <text:p text:style-name="P2"><text:span text:style-name="T1"/></text:p>
          <text:p text:style-name="P2"><text:span text:style-name="T1">08:5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6.128cm">
          <text:p text:style-name="P2"><text:span text:style-name="T1">08:55</text:span></text:p>
          <text:p text:style-name="P2"><text:span text:style-name="T1"/></text:p>
          <text:p text:style-name="P2"><text:span text:style-name="T1">09:5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7.828cm">
          <text:p text:style-name="P2"><text:span text:style-name="T1">09:50</text:span></text:p>
          <text:p text:style-name="P2"><text:span text:style-name="T1"/></text:p>
          <text:p text:style-name="P2"><text:span text:style-name="T1">10:4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9.528cm">
          <text:p text:style-name="P2"><text:span text:style-name="T1"/></text:p>
          <text:p text:style-name="P2"><text:span text:style-name="T1"/></text:p>
          <text:p text:style-name="P2"><text:span text:style-name="T1">11: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11.228cm">
          <text:p text:style-name="P2"><text:span text:style-name="T1">12:05</text:span></text:p>
          <text:p text:style-name="P2"><text:span text:style-name="T1"/></text:p>
          <text:p text:style-name="P2"><text:span text:style-name="T1">12:0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12.928cm">
          <text:p text:style-name="P2"><text:span text:style-name="T1">13:00</text:span></text:p>
          <text:p text:style-name="P2"><text:span text:style-name="T1"/></text:p>
          <text:p text:style-name="P2"><text:span text:style-name="T1">13:0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3.895cm" svg:y="2.9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14.691cm" svg:y="2.9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1.5cm" svg:x="6.623cm" svg:y="2.923cm">
          <text:p text:style-name="P2"><text:span text:style-name="T1">Dimart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1.5cm" svg:x="9.291cm" svg:y="2.925cm">
          <text:p text:style-name="P2"><text:span text:style-name="T1">Dimecre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1.5cm" svg:x="12.022cm" svg:y="2.922cm">
          <text:p text:style-name="P2"><text:span text:style-name="T1">Dijou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3.926cm" svg:y="2.926cm">
          <text:p text:style-name="P2"><text:span text:style-name="T1">Visita alum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1.5cm" svg:x="3.925cm" svg:y="2.925cm">
          <text:p text:style-name="P2"><text:span text:style-name="T1">Dillun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1.5cm" svg:x="14.722cm" svg:y="2.922cm">
          <text:p text:style-name="P2"><text:span text:style-name="T1">Divendr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67cm" svg:y="14.813cm">
          <text:p text:style-name="P2"><text:span text:style-name="T1">13:55</text:span></text:p>
          <text:p text:style-name="P2"><text:span text:style-name="T1"/></text:p>
          <text:p text:style-name="P2"><text:span text:style-name="T1">14: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44cm" svg:height="1.356cm" svg:x="1.254cm" svg:y="18.272cm"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5cm" svg:height="1.5cm" svg:x="9.288cm" svg:y="15.523cm">
          <text:p text:style-name="P4"><text:span text:style-name="T2">REUN</text:span></text:p>
          <text:p text:style-name="P4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5cm" svg:height="1.5cm" svg:x="6.624cm" svg:y="4.425cm">
          <text:p text:style-name="P2"><text:span text:style-name="T2">GM </text:span></text:p>
          <text:p text:style-name="P2"><text:span text:style-name="T2">Aula 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4cm" svg:y="16.728cm">
          <text:p text:style-name="P2"><text:span text:style-name="T1">14:55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5cm" svg:height="1.5cm" svg:x="12.03cm" svg:y="12.131cm">
          <text:p text:style-name="P2"><text:span text:style-name="T2">GM</text:span></text:p>
          <text:p text:style-name="P2"><text:span text:style-name="T2">Aula 9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5cm" svg:height="1.5cm" svg:x="14.728cm" svg:y="4.43cm">
          <text:p text:style-name="P2"><text:span text:style-name="T2">OMF </text:span></text:p>
          <text:p text:style-name="P2"><text:span text:style-name="T2">Aula 1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5cm" svg:height="1.5cm" svg:x="14.727cm" svg:y="6.12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5cm" svg:height="1.5cm" svg:x="14.726cm" svg:y="6.128cm">
          <text:p text:style-name="P2"><text:span text:style-name="T2">OME </text:span></text:p>
          <text:p text:style-name="P2"><text:span text:style-name="T2">Aula 2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5cm" svg:height="1.5cm" svg:x="6.624cm" svg:y="6.125cm">
          <text:p text:style-name="P2"><text:span text:style-name="T2">GM </text:span></text:p>
          <text:p text:style-name="P2"><text:span text:style-name="T2">Aula 7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cm" svg:height="1.5cm" svg:x="6.624cm" svg:y="7.825cm">
          <text:p text:style-name="P2"><text:span text:style-name="T2">GS </text:span></text:p>
          <text:p text:style-name="P2"><text:span text:style-name="T2">Aula 1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5cm" svg:height="1.5cm" svg:x="11.988cm" svg:y="15.523cm">
          <text:p text:style-name="P4"><text:span text:style-name="T2">REUN</text:span></text:p>
          <text:p text:style-name="P4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5cm" svg:height="1.5cm" svg:x="12.028cm" svg:y="13.829cm">
          <text:p text:style-name="P2"><text:span text:style-name="T2">GS </text:span></text:p>
          <text:p text:style-name="P2"><text:span text:style-name="T2">Aula 1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5cm" svg:height="1.5cm" svg:x="14.695cm" svg:y="12.175cm">
          <text:p text:style-name="P2"><text:span text:style-name="T2">GM</text:span></text:p>
          <text:p text:style-name="P2"><text:span text:style-name="T2">Aula 9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5cm" svg:height="1.5cm" svg:x="14.695cm" svg:y="13.875cm">
          <text:p text:style-name="P2"><text:span text:style-name="T2">GM </text:span></text:p>
          <text:p text:style-name="P2"><text:span text:style-name="T2">Aula 9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cm" svg:height="1.5cm" svg:x="6.624cm" svg:y="12.225cm">
          <text:p text:style-name="P2"><text:span text:style-name="T2">GS </text:span></text:p>
          <text:p text:style-name="P2"><text:span text:style-name="T2">Aula 1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5cm" svg:height="1.5cm" svg:x="9.324cm" svg:y="4.425cm">
          <text:p text:style-name="P2"><text:span text:style-name="T2">GM </text:span></text:p>
          <text:p text:style-name="P2"><text:span text:style-name="T2">Aula 7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5cm" svg:height="1.5cm" svg:x="9.324cm" svg:y="6.125cm">
          <text:p text:style-name="P2"><text:span text:style-name="T2">GM </text:span></text:p>
          <text:p text:style-name="P2"><text:span text:style-name="T2">Aula 7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cm" svg:height="1.5cm" svg:x="9.324cm" svg:y="12.225cm">
          <text:p text:style-name="P2"><text:span text:style-name="T2">GS </text:span></text:p>
          <text:p text:style-name="P2"><text:span text:style-name="T2">Aula 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2T08:00:05</meta:creation-date>
    <dc:date>2025-09-23T11:00:55.696786863</dc:date>
    <meta:editing-duration>PT1H33M4S</meta:editing-duration>
    <meta:editing-cycles>43</meta:editing-cycles>
    <meta:generator>LibreOffice/4.2.8.2$Linux_x86 LibreOffice_project/420m0$Build-2</meta:generator>
    <meta:document-statistic meta:object-count="34"/>
  </office:meta>
</office:document-meta>
</file>